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text-align="start" style:justify-single-word="false" style:writing-mode="lr-tb"/>
    </style:style>
    <style:style style:name="P2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3" style:family="paragraph" style:parent-style-name="Heading_20_1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P4" style:family="paragraph" style:parent-style-name="Text_20_body">
      <style:paragraph-properties fo:text-align="start" style:justify-single-word="false" style:writing-mode="lr-tb"/>
    </style:style>
    <style:style style:name="P5" style:family="paragraph" style:parent-style-name="Text_20_body" style:list-style-name="WWNum2">
      <style:paragraph-properties fo:text-align="start" style:justify-single-word="false" style:writing-mode="lr-tb"/>
    </style:style>
    <style:style style:name="P6" style:family="paragraph" style:parent-style-name="Text_20_body" style:list-style-name="WWNum2">
      <style:paragraph-properties fo:margin-top="0cm" fo:margin-bottom="0.247cm" style:contextual-spacing="false" fo:text-align="start" style:justify-single-word="false" style:writing-mode="lr-tb"/>
    </style:style>
    <style:style style:name="P7" style:family="paragraph" style:parent-style-name="Title">
      <style:paragraph-properties fo:margin-top="0.423cm" fo:margin-bottom="0.212cm" style:contextual-spacing="false" fo:text-align="center" style:justify-single-word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otace a Osnova</text:p>
      <text:list xml:id="list602287434" text:style-name="WWNum1">
        <text:list-item>
          <text:h text:style-name="P1" text:outline-level="1">Anotace</text:h>
        </text:list-item>
      </text:list>
      <text:p text:style-name="P4">Cílem je popsat vývoj počítačové hry a používání herního enginu. Seznámit s herními enginy jaké jsou mezi nimi rozdíly, jejich zaměření, proč jsem si vybral ten svůj. Základní navigace v enginu, jeho filozofie, obecné info, práce s ním.</text:p>
      <text:p text:style-name="P4"/>
      <text:p text:style-name="P4">Praktická část:</text:p>
      <text:p text:style-name="P4">Vytvoření hry v herním enginu GODOT. Popis procesu vývoje, herních mechanik, funkcí.</text:p>
      <text:h text:style-name="P3" text:outline-level="1"/>
      <text:list xml:id="list110351461058178" text:continue-numbering="true" text:style-name="WWNum1">
        <text:list-item>
          <text:h text:style-name="P2" text:outline-level="1">Osnova<text:tab/></text:h>
        </text:list-item>
      </text:list>
      <text:list text:style-name="WWNum2">
        <text:list-item>
          <text:p text:style-name="P5">Úvod - seznámení s prací proč jsem si téma vybral, co tato práce obsahuje</text:p>
        </text:list-item>
        <text:list-item>
          <text:p text:style-name="P5">Seznámení s různými herními enginy</text:p>
          <text:list>
            <text:list-item>
              <text:p text:style-name="P5">porovnání enginů</text:p>
              <text:list>
                <text:list-item>
                  <text:p text:style-name="P5">Výhody, nevýhody</text:p>
                </text:list-item>
                <text:list-item>
                  <text:p text:style-name="P5">Filozofie</text:p>
                </text:list-item>
              </text:list>
            </text:list-item>
            <text:list-item>
              <text:p text:style-name="P5">Proč jsem si vybral svůj engine Godot</text:p>
            </text:list-item>
          </text:list>
        </text:list-item>
        <text:list-item>
          <text:p text:style-name="P5">Filozofie enginu Godot</text:p>
          <text:list>
            <text:list-item>
              <text:p text:style-name="P5">Co to znamená open source engine</text:p>
            </text:list-item>
            <text:list-item>
              <text:p text:style-name="P5">Komunita</text:p>
            </text:list-item>
            <text:list-item>
              <text:p text:style-name="P5">Zpeněžení</text:p>
            </text:list-item>
          </text:list>
        </text:list-item>
        <text:list-item>
          <text:p text:style-name="P5">Možnosti vývoje aplikace v enginu Godot</text:p>
          <text:list>
            <text:list-item>
              <text:p text:style-name="P5">Rozdíl mezi dostupnými vykreslovači</text:p>
            </text:list-item>
            <text:list-item>
              <text:p text:style-name="P5">Rozdíl mezi dostupnými programovacími jazyky</text:p>
            </text:list-item>
            <text:list-item>
              <text:p text:style-name="P5">Možnosti 2D a 3D grafiky</text:p>
            </text:list-item>
          </text:list>
        </text:list-item>
        <text:list-item>
          <text:p text:style-name="P5">Správce projektů Godot enginu</text:p>
          <text:list>
            <text:list-item>
              <text:p text:style-name="P5">Navigace v rozhraní</text:p>
            </text:list-item>
            <text:list-item>
              <text:p text:style-name="P5">Import projektů</text:p>
            </text:list-item>
            <text:list-item>
              <text:p text:style-name="P5">Skenování projektů</text:p>
            </text:list-item>
            <text:list-item>
              <text:p text:style-name="P5">Vytvoření nového projektu</text:p>
            </text:list-item>
          </text:list>
        </text:list-item>
        <text:list-item>
          <text:p text:style-name="P5">Základní navigace v editoru</text:p>
          <text:list>
            <text:list-item>
              <text:p text:style-name="P5">Popis rozvržení oken a samostatných oken</text:p>
            </text:list-item>
            <text:list-item>
              <text:p text:style-name="P5">Customizace rozvržení</text:p>
            </text:list-item>
          </text:list>
        </text:list-item>
        <text:list-item>
          <text:p text:style-name="P5">Nastavení projektu</text:p>
          <text:list>
            <text:list-item>
              <text:p text:style-name="P5">Konfigurace</text:p>
              <text:list>
                <text:list-item>
                  <text:p text:style-name="P5">Aplikace</text:p>
                </text:list-item>
                <text:list-item>
                  <text:p text:style-name="P5">Fyziky</text:p>
                </text:list-item>
                <text:list-item>
                  <text:p text:style-name="P5">Displeje</text:p>
                </text:list-item>
                <text:list-item>
                  <text:p text:style-name="P5">Audia</text:p>
                </text:list-item>
                <text:list-item>
                  <text:p text:style-name="P5">Editoru</text:p>
                </text:list-item>
              </text:list>
            </text:list-item>
            <text:list-item>
              <text:p text:style-name="P5">Práce s mapováním vstupů</text:p>
              <text:list>
                <text:list-item>
                  <text:p text:style-name="P5"><text:soft-page-break/>Jak vytvořit novou akci</text:p>
                </text:list-item>
                <text:list-item>
                  <text:p text:style-name="P5">Jak ji nakonfigurovat</text:p>
                </text:list-item>
                <text:list-item>
                  <text:p text:style-name="P5">Následně používat v projektu</text:p>
                </text:list-item>
              </text:list>
            </text:list-item>
            <text:list-item>
              <text:p text:style-name="P5">Správa lokalizace</text:p>
            </text:list-item>
            <text:list-item>
              <text:p text:style-name="P5">Pluginy</text:p>
              <text:list>
                <text:list-item>
                  <text:p text:style-name="P5">co to je</text:p>
                </text:list-item>
                <text:list-item>
                  <text:p text:style-name="P5">instalace přes komunitní centrum nebo manuálně</text:p>
                </text:list-item>
                <text:list-item>
                  <text:p text:style-name="P5">použití</text:p>
                </text:list-item>
                <text:list-item>
                  <text:p text:style-name="P5">deaktivace</text:p>
                </text:list-item>
              </text:list>
            </text:list-item>
          </text:list>
        </text:list-item>
        <text:list-item>
          <text:p text:style-name="P5">Nápověda enginu</text:p>
        </text:list-item>
        <text:list-item>
          <text:p text:style-name="P5">Základní práce s enginem</text:p>
          <text:list>
            <text:list-item>
              <text:p text:style-name="P5">Správa souborového systému</text:p>
              <text:list>
                <text:list-item>
                  <text:p text:style-name="P5">importování souborů</text:p>
                </text:list-item>
              </text:list>
            </text:list-item>
            <text:list-item>
              <text:p text:style-name="P5">Práce se scény</text:p>
              <text:list>
                <text:list-item>
                  <text:p text:style-name="P5">Typy scény</text:p>
                </text:list-item>
                <text:list-item>
                  <text:p text:style-name="P5">Přidání scény</text:p>
                </text:list-item>
              </text:list>
            </text:list-item>
            <text:list-item>
              <text:p text:style-name="P5">Práce s „Uzly“</text:p>
              <text:list>
                <text:list-item>
                  <text:p text:style-name="P5">Typy uzlů</text:p>
                </text:list-item>
                <text:list-item>
                  <text:p text:style-name="P5">Přidání uzlů</text:p>
                </text:list-item>
                <text:list-item>
                  <text:p text:style-name="P5">Práce s atributy uzlů</text:p>
                </text:list-item>
                <text:list-item>
                  <text:p text:style-name="P5">Práce se signály uzlů</text:p>
                </text:list-item>
              </text:list>
            </text:list-item>
            <text:list-item>
              <text:p text:style-name="P5">Práce se zakomponovaným programovacím jazykem GDscript</text:p>
              <text:list>
                <text:list-item>
                  <text:p text:style-name="P5">Vytvoření skriptu</text:p>
                </text:list-item>
                <text:list-item>
                  <text:p text:style-name="P5">Připojení skriptu k uzlu</text:p>
                </text:list-item>
                <text:list-item>
                  <text:p text:style-name="P5">Práce se signály</text:p>
                </text:list-item>
                <text:list-item>
                  <text:p text:style-name="P5">Základní funkce</text:p>
                </text:list-item>
              </text:list>
            </text:list-item>
            <text:list-item>
              <text:p text:style-name="P5">Spuštění projektu</text:p>
            </text:list-item>
            <text:list-item>
              <text:p text:style-name="P5">Exportování projektu do spustitelné aplikace</text:p>
              <text:list>
                <text:list-item>
                  <text:p text:style-name="P5">specifikace pro různá zařízení</text:p>
                </text:list-item>
              </text:list>
            </text:list-item>
          </text:list>
        </text:list-item>
        <text:list-item>
          <text:p text:style-name="P5">-------------------------Praktická část------------------------------</text:p>
        </text:list-item>
        <text:list-item>
          <text:p text:style-name="P5">Výběr typu hry</text:p>
        </text:list-item>
        <text:list-item>
          <text:p text:style-name="P5">Zvolení potřebného softwaru</text:p>
          <text:list>
            <text:list-item>
              <text:p text:style-name="P5"><text:soft-page-break/>Zdůvodnění</text:p>
            </text:list-item>
            <text:list-item>
              <text:p text:style-name="P5">Info o softwaru</text:p>
            </text:list-item>
          </text:list>
        </text:list-item>
        <text:list-item>
          <text:p text:style-name="P5">Popis vývoje</text:p>
          <text:list>
            <text:list-item>
              <text:p text:style-name="P5">Nastavení projektu</text:p>
            </text:list-item>
            <text:list-item>
              <text:p text:style-name="P5">Nainstalované pluginy</text:p>
            </text:list-item>
            <text:list-item>
              <text:p text:style-name="P5">Popis jednotlivých částí projektu</text:p>
              <text:list>
                <text:list-item>
                  <text:p text:style-name="P5">jejich zakomponování do projektu</text:p>
                </text:list-item>
                <text:list-item>
                  <text:p text:style-name="P5">komunikace mezi nimi</text:p>
                </text:list-item>
              </text:list>
            </text:list-item>
            <text:list-item>
              <text:p text:style-name="P5">Popis kódu</text:p>
            </text:list-item>
          </text:list>
        </text:list-item>
        <text:list-item>
          <text:p text:style-name="P5">Vysvětlení herních mechanik</text:p>
        </text:list-item>
        <text:list-item>
          <text:p text:style-name="P5">Závěr</text:p>
          <text:list>
            <text:list-item>
              <text:p text:style-name="P5">Co jsem se naučil</text:p>
            </text:list-item>
            <text:list-item>
              <text:p text:style-name="P5">Co jsem vytvořil</text:p>
            </text:list-item>
            <text:list-item>
              <text:p text:style-name="P5">Přínos pro ostatní</text:p>
            </text:list-item>
            <text:list-item>
              <text:p text:style-name="P6">Poděkování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cs" fo:country="CZ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2:10:44</meta:creation-date>
    <dc:language>cs-CZ</dc:language>
    <dc:date>2023-10-31T22:08:48</dc:date>
    <meta:editing-cycles>101</meta:editing-cycles>
    <meta:editing-duration>PT58M</meta:editing-duration>
    <meta:generator>LibreOffice/7.4.7.2$Linux_X86_64 LibreOffice_project/40$Build-2</meta:generator>
    <meta:document-statistic meta:table-count="0" meta:image-count="0" meta:object-count="0" meta:page-count="4" meta:paragraph-count="83" meta:word-count="367" meta:character-count="2160" meta:non-whitespace-character-count="1953"/>
    <meta:user-defined meta:name="AppVersion">15.0000</meta:user-defined>
  </office:meta>
</office:document-meta>
</file>